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7c8a" officeooo:paragraph-rsid="001c7c8a"/>
    </style:style>
    <style:style style:name="P2" style:family="paragraph" style:parent-style-name="Standard">
      <style:text-properties officeooo:paragraph-rsid="001c7c8a"/>
    </style:style>
    <style:style style:name="P3" style:family="paragraph" style:parent-style-name="Standard">
      <style:text-properties officeooo:rsid="001e5925" officeooo:paragraph-rsid="001e5925"/>
    </style:style>
    <style:style style:name="P4" style:family="paragraph" style:parent-style-name="Standard">
      <style:text-properties officeooo:rsid="001e5925" officeooo:paragraph-rsid="00251a56"/>
    </style:style>
    <style:style style:name="P5" style:family="paragraph" style:parent-style-name="Standard">
      <style:text-properties officeooo:rsid="001e5925" officeooo:paragraph-rsid="001c7c8a"/>
    </style:style>
    <style:style style:name="P6" style:family="paragraph" style:parent-style-name="Standard">
      <style:text-properties officeooo:rsid="001e5925" officeooo:paragraph-rsid="002aa692"/>
    </style:style>
    <style:style style:name="P7" style:family="paragraph" style:parent-style-name="Standard">
      <style:text-properties officeooo:rsid="001f6e0b" officeooo:paragraph-rsid="002166cb"/>
    </style:style>
    <style:style style:name="P8" style:family="paragraph" style:parent-style-name="Standard">
      <style:text-properties officeooo:rsid="00251a56" officeooo:paragraph-rsid="00251a56"/>
    </style:style>
    <style:style style:name="P9" style:family="paragraph" style:parent-style-name="Standard">
      <style:text-properties officeooo:paragraph-rsid="00262128"/>
    </style:style>
    <style:style style:name="P10" style:family="paragraph" style:parent-style-name="Standard">
      <style:text-properties officeooo:paragraph-rsid="0028d008"/>
    </style:style>
    <style:style style:name="P11" style:family="paragraph" style:parent-style-name="Standard">
      <style:text-properties officeooo:rsid="001ea672" officeooo:paragraph-rsid="001ea672"/>
    </style:style>
    <style:style style:name="P12" style:family="paragraph" style:parent-style-name="Standard">
      <style:text-properties officeooo:rsid="0028f6de" officeooo:paragraph-rsid="0028f6de"/>
    </style:style>
    <style:style style:name="P13" style:family="paragraph" style:parent-style-name="Standard">
      <style:text-properties officeooo:paragraph-rsid="002a9df9"/>
    </style:style>
    <style:style style:name="P14" style:family="paragraph" style:parent-style-name="Standard">
      <style:text-properties officeooo:rsid="002aa692" officeooo:paragraph-rsid="002aa692"/>
    </style:style>
    <style:style style:name="T1" style:family="text">
      <style:text-properties officeooo:rsid="001c7c8a"/>
    </style:style>
    <style:style style:name="T2" style:family="text">
      <style:text-properties officeooo:rsid="001e5925"/>
    </style:style>
    <style:style style:name="T3" style:family="text">
      <style:text-properties officeooo:rsid="0021cdc3"/>
    </style:style>
    <style:style style:name="T4" style:family="text">
      <style:text-properties officeooo:rsid="0024c76d"/>
    </style:style>
    <style:style style:name="T5" style:family="text">
      <style:text-properties officeooo:rsid="00251a56"/>
    </style:style>
    <style:style style:name="T6" style:family="text">
      <style:text-properties officeooo:rsid="0025fd2d"/>
    </style:style>
    <style:style style:name="T7" style:family="text">
      <style:text-properties officeooo:rsid="00262128"/>
    </style:style>
    <style:style style:name="T8" style:family="text">
      <style:text-properties officeooo:rsid="0026f562"/>
    </style:style>
    <style:style style:name="T9" style:family="text">
      <style:text-properties officeooo:rsid="0028d008"/>
    </style:style>
    <style:style style:name="T10" style:family="text">
      <style:text-properties officeooo:rsid="002a4c52"/>
    </style:style>
    <style:style style:name="T11" style:family="text">
      <style:text-properties officeooo:rsid="002a9df9"/>
    </style:style>
    <style:style style:name="T12" style:family="text">
      <style:text-properties officeooo:rsid="002aa6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ling parallel port and using it in Matlab/Psychtoolbox</text:p>
      <text:p text:style-name="P1"/>
      <text:p text:style-name="P1"/>
      <text:p text:style-name="P13"><text:span text:style-name="Source_20_Text"><text:span text:style-name="T11">lp module must be uloaded to give ppdev_mex access to parallel port:</text:span></text:span></text:p>
      <text:p text:style-name="P2"/>
      <text:p text:style-name="P2"><text:span text:style-name="Source_20_Text"/></text:p>
      <text:p text:style-name="P1"><text:span text:style-name="T5">1</text:span>. <text:span text:style-name="T2">Copy the file modules (with outcomment lp line) from the folder ppdev-mex-master</text:span></text:p>
      <text:p text:style-name="P3">to /etc/: sudo cp /home/ngaekp/Schreibtisch/Experimente/Tim/Exp_CI_tempCorr/TriggerSendingFcts/ppdev-mex-master/modules /etc/</text:p>
      <text:p text:style-name="P8">2. <text:span text:style-name="T2">Copy the file </text:span>cups-filters.conf<text:span text:style-name="T2"> (with outcomment lp line) from the folder ppdev-mex-master</text:span></text:p>
      <text:p text:style-name="P4">to /etc/: sudo cp /home/ngaekp/Schreibtisch/Experimente/Tim/Exp_CI_tempCorr/TriggerSendingFcts/ppdev-mex-master/<text:span text:style-name="T6">cups-filters.conf</text:span> <text:span text:style-name="T5">/etc/modules-load.d</text:span></text:p>
      <text:p text:style-name="P9"><text:span text:style-name="T7">3. </text:span>* Does /etc/default/cups possibly exist? If yes, change "LOAD_LP_MODULE=yes" to "LOAD_LP_MODULE=no“ (actually should not exist as moved to cups-filters in 14.04 but who knows)</text:p>
      <text:p text:style-name="P9"><text:span text:style-name="T8">4. </text:span>/etc/modprobe.d/blacklist-psychtoolbox.conf: exists and lp NOT commented?</text:p>
      <text:p text:style-name="P10"><text:span text:style-name="T9">5. Check </text:span>lsmod <text:span text:style-name="T3">for success, if it didn't work, run „</text:span>sudo update-initramfs -u -k all“ <text:span text:style-name="T4">and reboot</text:span></text:p>
      <text:p text:style-name="P7"/>
      <text:p text:style-name="P7"><text:span text:style-name="T7">4</text:span>. Put normal user to lp group: copy the group file from /etc/ to<text:span text:style-name="T2"> folder ppdev-mex-master, </text:span>add user to lp group, save file, and copy group file back <text:span text:style-name="T2">to /etc/ (alternative: start in terminal: sudo matlab): sudo cp /home/ngaekp/Schreibtisch/Experimente/Tim/Exp_CI_tempCorr/TriggerSendingFcts/ppdev-mex-master/group /etc/</text:span></text:p>
      <text:p text:style-name="P3"/>
      <text:p text:style-name="P14">Check parallel ports:</text:p>
      <text:p text:style-name="P5"><text:span text:style-name="T1"><text:s/></text:span><text:span text:style-name="Source_20_Text">lspci -v </text:span><text:span text:style-name="Source_20_Text"><text:span text:style-name="T1">lists all pci port devices</text:span></text:span></text:p>
      <text:p text:style-name="P5"><text:span text:style-name="Source_20_Text"/></text:p>
      <text:p text:style-name="P6"><text:bookmark-start text:name="__DdeLink__220_752066511"/><text:span text:style-name="Source_20_Text"><text:span text:style-name="T12">dmesg | grep parport</text:span></text:span><text:bookmark-end text:name="__DdeLink__220_752066511"/></text:p>
      <text:p text:style-name="P3"/>
      <text:p text:style-name="P11">For reference, check <text:a xlink:type="simple" xlink:href="https://groups.yahoo.com/neo/groups/psychtoolbox/conversations/topics/21053">https://groups.yahoo.com/neo/groups/psychtoolbox/conversations/topics/21053</text:a></text:p>
      <text:p text:style-name="P11"/>
      <text:p text:style-name="P11"/>
      <text:p text:style-name="P12">For PCI card installation under Linux:</text:p>
      <text:p text:style-name="P12"><text:a xlink:type="simple" xlink:href="https://linux.robert-scheck.de/hardware/parallelport-karte/">https://linux.robert-scheck.de/hardware/parallelport-karte/</text:a></text:p>
      <text:p text:style-name="P12"/>
      <text:p text:style-name="P12">→<text:span text:style-name="T10"> new card appears as /dev/parport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7T09:52:56.306289783</meta:creation-date>
    <dc:date>2019-05-28T16:17:58.421611654</dc:date>
    <meta:editing-duration>PT52M50S</meta:editing-duration>
    <meta:editing-cycles>16</meta:editing-cycles>
    <meta:generator>LibreOffice/4.2.8.2$Linux_X86_64 LibreOffice_project/420m0$Build-2</meta:generator>
    <meta:document-statistic meta:table-count="0" meta:image-count="0" meta:object-count="0" meta:page-count="1" meta:paragraph-count="17" meta:word-count="178" meta:character-count="1550" meta:non-whitespace-character-count="1388"/>
  </office:meta>
</office:document-meta>
</file>